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c0c0c0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85b5d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85b5df" draw:textarea-horizontal-align="left" draw:textarea-vertical-align="top" draw:auto-grow-height="false" fo:min-height="0.324cm" fo:min-width="0cm" fo:padding-top="0.213cm" fo:padding-bottom="0.213cm" fo:padding-left="0.425cm" fo:padding-right="0.425cm" fo:wrap-option="wrap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85b5d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8cm" svg:height="0.376cm" draw:transform="rotate (1.5707963267949) translate (10.563cm 15.89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cm" svg:height="0.376cm" draw:transform="rotate (1.5707963267949) translate (10.563cm 15.52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cm" svg:height="0.376cm" draw:transform="rotate (1.5707963267949) translate (10.563cm 15.14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8cm" svg:height="0.376cm" draw:transform="rotate (1.5707963267949) translate (10.937cm 15.89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8cm" svg:height="0.376cm" draw:transform="rotate (1.5707963267949) translate (10.937cm 15.52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8cm" svg:height="0.376cm" draw:transform="rotate (1.5707963267949) translate (10.937cm 15.143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382cm" svg:height="0.376cm" draw:transform="rotate (1.5707963267949) translate (10.563cm 14.769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382cm" svg:height="0.376cm" draw:transform="rotate (1.5707963267949) translate (10.937cm 14.76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3" draw:layer="layout" svg:width="0.766cm" svg:height="0.75cm" draw:transform="rotate (1.5707963267949) translate (10.563cm 15.145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2:13.567182209</meta:creation-date>
    <dc:date>2018-05-07T13:52:30.057943310</dc:date>
    <meta:editing-duration>PT17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